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3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512cm" fo:min-width="2.288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512cm" fo:min-width="2.2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55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729fcf"/>
      <style:paragraph-properties fo:text-align="center"/>
      <style:text-properties style:font-name="Courier New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5.755cm" svg:y="1.325cm">
          <draw:text-box>
            <text:p text:style-name="P1"><text:span text:style-name="T1">Variable names</text:span></text:p>
            <text:p text:style-name="P1"><text:span text:style-name="T1">&amp; atomic data</text:span></text:p>
          </draw:text-box>
        </draw:frame>
        <draw:frame draw:style-name="gr2" draw:text-style-name="P2" draw:layer="layout" svg:width="3.122cm" svg:height="0.64cm" svg:x="13.904cm" svg:y="1.526cm">
          <draw:text-box>
            <text:p text:style-name="P1"><text:span text:style-name="T1">Aggregate data</text:span></text:p>
          </draw:text-box>
        </draw:frame>
        <draw:line draw:style-name="gr3" draw:text-style-name="P3" draw:layer="layout" svg:x1="11.267cm" svg:y1="1.325cm" svg:x2="11.274cm" svg:y2="6.207cm">
          <text:p/>
        </draw:line>
        <draw:line draw:style-name="gr3" draw:text-style-name="P3" draw:layer="layout" svg:x1="3.454cm" svg:y1="2.458cm" svg:x2="18.576cm" svg:y2="2.458cm">
          <text:p/>
        </draw:line>
        <draw:frame draw:style-name="gr4" draw:text-style-name="P4" xml:id="id1" draw:id="id1" draw:layer="layout" svg:width="2.83cm" svg:height="0.696cm" svg:x="4.386cm" svg:y="3.352cm">
          <draw:text-box>
            <text:p><text:span text:style-name="T2">alter_egos</text:span></text:p>
          </draw:text-box>
        </draw:frame>
        <draw:connector draw:style-name="gr5" draw:text-style-name="P3" draw:layer="layout" draw:type="curve" svg:x1="7.216cm" svg:y1="3.7cm" svg:x2="13.994cm" svg:y2="6.431cm" draw:start-shape="id1" draw:start-glue-point="1" draw:end-shape="id2" draw:end-glue-point="2" svg:d="M7216 3700c4038 0 3365 1616 4050 2487s2728 995 2728 244" svg:viewBox="0 0 6779 3226">
          <text:p/>
        </draw:connector>
        <draw:custom-shape draw:style-name="gr6" draw:text-style-name="P5" draw:layer="layout" svg:width="2.788cm" svg:height="0.762cm" svg:x="12.597cm" svg:y="3.398cm">
          <text:p text:style-name="P1"><text:span text:style-name="T3">"Bruce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788cm" svg:height="0.762cm" svg:x="12.597cm" svg:y="4.153cm">
          <text:p text:style-name="P1"><text:span text:style-name="T3">"Peter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6cm" svg:height="0.762cm" svg:x="12.6cm" svg:y="4.908cm">
          <text:p text:style-name="P1"><text:span text:style-name="T3">"Tony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2" draw:id="id2" draw:layer="layout" svg:width="2.786cm" svg:height="0.762cm" svg:x="12.601cm" svg:y="5.669cm">
          <text:p text:style-name="P1"><text:span text:style-name="T3">"Thor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788cm" svg:height="0.762cm" svg:x="15.38cm" svg:y="3.399cm">
          <text:p text:style-name="P1"><text:span text:style-name="T3">"Hulk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788cm" svg:height="0.762cm" svg:x="15.38cm" svg:y="4.154cm">
          <text:p text:style-name="P1"><text:span text:style-name="T3">"Spidey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6cm" svg:height="0.762cm" svg:x="15.383cm" svg:y="4.909cm">
          <text:p text:style-name="P1"><text:span text:style-name="T3">"Iron Man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6cm" svg:height="0.762cm" svg:x="15.384cm" svg:y="5.67cm">
          <text:p text:style-name="P1"><text:span text:style-name="T3">"Thor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27cm" svg:height="0.725cm" svg:x="13.405cm" svg:y="2.744cm">
          <draw:text-box>
            <text:p><text:span text:style-name="T4">key</text:span></text:p>
          </draw:text-box>
        </draw:frame>
        <draw:frame draw:style-name="gr8" draw:text-style-name="P6" draw:layer="layout" svg:width="1.701cm" svg:height="0.725cm" svg:x="16.013cm" svg:y="2.758cm">
          <draw:text-box>
            <text:p><text:span text:style-name="T4">value</text:span></text:p>
          </draw:text-box>
        </draw:frame>
        <draw:frame draw:style-name="gr4" draw:text-style-name="P4" draw:layer="layout" svg:width="3.995cm" svg:height="0.696cm" svg:x="3.25cm" svg:y="4.552cm">
          <draw:text-box>
            <text:p><text:span text:style-name="T2">secret_identity</text:span></text:p>
          </draw:text-box>
        </draw:frame>
        <draw:frame draw:style-name="gr9" draw:text-style-name="P4" draw:layer="layout" svg:width="1.433cm" svg:height="0.696cm" svg:x="5.827cm" svg:y="5.452cm">
          <draw:text-box>
            <text:p><text:span text:style-name="T2">hero</text:span></text:p>
          </draw:text-box>
        </draw:frame>
        <draw:custom-shape draw:style-name="gr7" draw:text-style-name="P5" draw:layer="layout" svg:width="2.786cm" svg:height="0.762cm" svg:x="7.4cm" svg:y="4.508cm">
          <text:p text:style-name="P1"><text:span text:style-name="T3">"Tony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6cm" svg:height="0.762cm" svg:x="7.383cm" svg:y="5.409cm">
          <text:p text:style-name="P1"><text:span text:style-name="T3">"Iron Man"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10-06T16:15:17.098570290</dc:date>
    <meta:editing-duration>PT1H55M18S</meta:editing-duration>
    <meta:editing-cycles>19</meta:editing-cycles>
    <meta:generator>LibreOffice/6.0.7.3$Linux_X86_64 LibreOffice_project/00m0$Build-3</meta:generator>
    <meta:document-statistic meta:object-count="20"/>
  </office:meta>
</office:document-meta>
</file>